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05bc9"/>
    </style:style>
    <style:style style:name="P2" style:family="paragraph" style:parent-style-name="Standard">
      <style:text-properties officeooo:rsid="00005bc9" officeooo:paragraph-rsid="00005bc9"/>
    </style:style>
    <style:style style:name="P3" style:family="paragraph" style:parent-style-name="Standard" style:master-page-name="Standard">
      <style:paragraph-properties fo:line-height="100%" fo:text-align="end" style:justify-single-word="false" style:page-number="auto"/>
      <style:text-properties fo:font-weight="bold" officeooo:paragraph-rsid="00005bc9" style:font-weight-asian="bold"/>
    </style:style>
    <style:style style:name="P4" style:family="paragraph" style:parent-style-name="Standard">
      <style:paragraph-properties fo:line-height="100%" fo:text-align="end" style:justify-single-word="false"/>
      <style:text-properties fo:font-weight="bold" officeooo:rsid="00005bc9" officeooo:paragraph-rsid="00005bc9" style:font-weight-asian="bold"/>
    </style:style>
    <style:style style:name="P5" style:family="paragraph" style:parent-style-name="Standard">
      <style:text-properties officeooo:rsid="00005bc9" officeooo:paragraph-rsid="00005bc9"/>
    </style:style>
    <style:style style:name="P6" style:family="paragraph" style:parent-style-name="Header">
      <style:paragraph-properties fo:text-align="center" style:justify-single-word="false"/>
      <style:text-properties style:font-name="Liberation Serif" fo:font-size="14pt" fo:font-weight="bold" officeooo:paragraph-rsid="00005bc9" style:font-size-asian="14pt" style:font-weight-asian="bold" style:font-name-complex="Courier New1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05bc9" style:font-size-asian="14pt" style:font-weight-asian="bold"/>
    </style:style>
    <style:style style:name="T3" style:family="text">
      <style:text-properties style:font-name="Liberation Serif" fo:font-size="14pt" fo:font-weight="bold" style:font-size-asian="14pt" style:font-weight-asian="bold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hushan Sonawane</text:p>
      <text:p text:style-name="P4">BE E 66 (BATCH 3)</text:p>
      <text:p text:style-name="P2">%{ </text:p>
      <text:p text:style-name="P2">#include &lt;stdio.h&gt; </text:p>
      <text:p text:style-name="P2">extern lineno; </text:p>
      <text:p text:style-name="P2">void yyerror(char const *s){} </text:p>
      <text:p text:style-name="P2">%} </text:p>
      <text:p text:style-name="P2"/>
      <text:p text:style-name="P2">%token ID INT FLOAT CHAR BLANK IF ELSE WHILE FOR WHILE MAIN CONST </text:p>
      <text:p text:style-name="P2"/>
      <text:p text:style-name="P2">%% </text:p>
      <text:p text:style-name="P2">Main:Type MAIN '(' ')' '{' Program '}' {printf("MAIN DETECTED\n");} </text:p>
      <text:p text:style-name="P2"><text:s/>; </text:p>
      <text:p text:style-name="P2"/>
      <text:p text:style-name="P2">Program:Program SList </text:p>
      <text:p text:style-name="P2"><text:s text:c="6"/>| <text:s/></text:p>
      <text:p text:style-name="P2">; </text:p>
      <text:p text:style-name="P2"/>
      <text:p text:style-name="P2">SList:<text:tab/>SList Declare ';' </text:p>
      <text:p text:style-name="P2"><text:s text:c="4"/>|SList AssignMent ';' </text:p>
      <text:p text:style-name="P2"><text:s text:c="3"/><text:tab/>|SList If </text:p>
      <text:p text:style-name="P2"><text:s text:c="3"/><text:tab/>|SList IfElse </text:p>
      <text:p text:style-name="P2"><text:s text:c="3"/><text:tab/>|SList While </text:p>
      <text:p text:style-name="P2"><text:s text:c="3"/><text:tab/>|SList For '{' SList <text:s/>{printf("Error at Line:%d - Missing } For Loop\n",lineno);} </text:p>
      <text:p text:style-name="P2"><text:s text:c="3"/><text:tab/>|SList For </text:p>
      <text:p text:style-name="P2"><text:s text:c="3"/><text:tab/>|SList Declare <text:s/>{printf("Error at Line:%d - Declaration Missing Semicolon \n",lineno);} </text:p>
      <text:p text:style-name="P2"><text:s text:c="4"/>|SList AssignMent <text:s/>{printf("Error at Line:%d -Assingment Missing Semicolon \n",lineno);} </text:p>
      <text:p text:style-name="P2"><text:tab/>| </text:p>
      <text:p text:style-name="P2">; </text:p>
      <text:p text:style-name="P2">Declare:Type Idlist <text:s text:c="2"/>{printf("Declare detected \n");} </text:p>
      <text:p text:style-name="P2"><text:s text:c="8"/>|Type AssignMent <text:s/>{printf("Declarative assignment detected \n");} </text:p>
      <text:p text:style-name="P2">; </text:p>
      <text:p text:style-name="P2">Type:INT {printf("int detected\n");} </text:p>
      <text:p text:style-name="P2"><text:s text:c="5"/>|FLOAT {printf("float detected\n");} </text:p>
      <text:p text:style-name="P2"><text:s text:c="5"/>|CHAR {printf("char detected\n");} </text:p>
      <text:p text:style-name="P2">; </text:p>
      <text:p text:style-name="P2"/>
      <text:p text:style-name="P2">Idlist:Idlist ',' ID {printf("idlist detected\n");} </text:p>
      <text:p text:style-name="P2"><text:s text:c="5"/>|Idlist ',' AssignMent {printf("declarative idlist <text:s/>assignment detected\n");} <text:s text:c="2"/></text:p>
      <text:p text:style-name="P2"><text:s text:c="5"/>|ID {printf("id detected\n");} </text:p>
      <text:p text:style-name="P2"><text:s text:c="5"/>|AssignMent {printf("declarative id assignment detected\n");} <text:s text:c="2"/></text:p>
      <text:p text:style-name="P2">; </text:p>
      <text:p text:style-name="P2"/>
      <text:p text:style-name="P2">AssignMent:ID '=' Expression <text:s/>{printf("idlist with = assignment detected\n");} </text:p>
      <text:p text:style-name="P2"><text:s text:c="3"/></text:p>
      <text:p text:style-name="P2">; </text:p>
      <text:p text:style-name="P2">NumOperator:'+' </text:p>
      <text:p text:style-name="P2"><text:s text:c="4"/>|'-' </text:p>
      <text:p text:style-name="P2"><text:s text:c="4"/>|'*' </text:p>
      <text:p text:style-name="P2"><text:soft-page-break/><text:s text:c="4"/>|'/' </text:p>
      <text:p text:style-name="P2">; <text:s text:c="3"/></text:p>
      <text:p text:style-name="P2">Expression: ID NumOperator ID {printf("idlist with + assignment detected\n");} </text:p>
      <text:p text:style-name="P2"><text:s text:c="8"/>| ID </text:p>
      <text:p text:style-name="P2"><text:s text:c="8"/>| CONST </text:p>
      <text:p text:style-name="P2">; </text:p>
      <text:p text:style-name="P2"><text:s text:c="3"/></text:p>
      <text:p text:style-name="P2">Condition:Expression RelOperator Expression </text:p>
      <text:p text:style-name="P2"><text:s text:c="4"/>|Expression <text:s text:c="2"/></text:p>
      <text:p text:style-name="P2"><text:s text:c="4"/>| </text:p>
      <text:p text:style-name="P2">; </text:p>
      <text:p text:style-name="P2">RelOperator: '&gt;' </text:p>
      <text:p text:style-name="P2"><text:s text:c="4"/>| '&lt;' </text:p>
      <text:p text:style-name="P2">; </text:p>
      <text:p text:style-name="P2">StatementBlock: '{' SList {printf("Error at Line:%d - Missing } Bracket \n",lineno);} </text:p>
      <text:p text:style-name="P2"><text:s text:c="4"/>| '{' SList '}' </text:p>
      <text:p text:style-name="P2">; </text:p>
      <text:p text:style-name="P2">If:IF '(' Condition <text:s/>{printf("Error at line:%d -Missing ) Bracket\n",lineno);} </text:p>
      <text:p text:style-name="P2"><text:s text:c="4"/>|IF '(' Condition ')' StatementBlock {printf("IF Loop detected\n");} </text:p>
      <text:p text:style-name="P2"><text:s text:c="4"/>| error {printf("Error at line:%d \n",lineno); } </text:p>
      <text:p text:style-name="P2">; </text:p>
      <text:p text:style-name="P2"/>
      <text:p text:style-name="P2">IfElse:If ELSE StatementBlock {printf("ELSE Loop detected\n");} <text:s/></text:p>
      <text:p text:style-name="P2"><text:s text:c="4"/>| error {printf("Error at line:%d \n",lineno); } </text:p>
      <text:p text:style-name="P2">; <text:s/></text:p>
      <text:p text:style-name="P2"/>
      <text:p text:style-name="P2">While: WHILE '(' Condition ')' StatementBlock {printf("WHILE Loop detected\n");} <text:s/></text:p>
      <text:p text:style-name="P2"><text:s text:c="4"/>| error {printf("Error at line:%d \n",lineno); } </text:p>
      <text:p text:style-name="P2">; </text:p>
      <text:p text:style-name="P2"/>
      <text:p text:style-name="P2">ForData:Declare </text:p>
      <text:p text:style-name="P2"><text:s text:c="4"/>|AssignMent </text:p>
      <text:p text:style-name="P2"><text:s text:c="4"/>|Expression </text:p>
      <text:p text:style-name="P2"><text:s text:c="4"/>|Condition </text:p>
      <text:p text:style-name="P2"><text:s text:c="4"/>| </text:p>
      <text:p text:style-name="P2">; </text:p>
      <text:p text:style-name="P2"/>
      <text:p text:style-name="P2">For: FOR '(' ForData ';' Condition ';' ForData ')' StatementBlock {printf("FOR Loop detected\n");} </text:p>
      <text:p text:style-name="P2"><text:s text:c="4"/>| error {printf("Error at line:%d \n",lineno); } <text:s/></text:p>
      <text:p text:style-name="P2">; </text:p>
      <text:p text:style-name="P2"/>
      <text:p text:style-name="P2">%% </text:p>
      <text:p text:style-name="P2"/>
      <text:p text:style-name="P2">int main(){ </text:p>
      <text:p text:style-name="P2"><text:tab/>stdin=fopen("in.c","r"); </text:p>
      <text:p text:style-name="P2"><text:tab/>stdout=fopen("out","w"); </text:p>
      <text:p text:style-name="P2"><text:tab/>yyparse(); </text:p>
      <text:p text:style-name="P2"><text:tab/>return 0; </text:p>
      <text:p text:style-name="P2">}</text:p>
      <text:p text:style-name="P2"><text:soft-page-break/></text:p>
      <text:p text:style-name="P2"/>
      <text:p text:style-name="P2">LEX</text:p>
      <text:p text:style-name="P2"/>
      <text:p text:style-name="P2">%{ </text:p>
      <text:p text:style-name="P2">#include &lt;stdio.h&gt; </text:p>
      <text:p text:style-name="P2">#include "y.tab.h" </text:p>
      <text:p text:style-name="P2">int lineno = 0; </text:p>
      <text:p text:style-name="P2">%} </text:p>
      <text:p text:style-name="P2">letter [a-zA-Z] </text:p>
      <text:p text:style-name="P2">digit [0-9] </text:p>
      <text:p text:style-name="P2">blank [ \b\t] </text:p>
      <text:p text:style-name="P2">nline [\n] </text:p>
      <text:p text:style-name="P2">%% </text:p>
      <text:p text:style-name="P2">"int" {return INT;} </text:p>
      <text:p text:style-name="P2">"float" {return FLOAT;} </text:p>
      <text:p text:style-name="P2">"char" {return CHAR;} </text:p>
      <text:p text:style-name="P2">"if" {return IF;} </text:p>
      <text:p text:style-name="P2">"else" {return ELSE;} </text:p>
      <text:p text:style-name="P2">"while" {return WHILE;} </text:p>
      <text:p text:style-name="P2">"for" {return FOR;} </text:p>
      <text:p text:style-name="P2">"main" {return MAIN;} </text:p>
      <text:p text:style-name="P2">{letter}* {return ID;} </text:p>
      <text:p text:style-name="P2">{digit}+ {return CONST;} </text:p>
      <text:p text:style-name="P2">","|";"|"="|"+"|"&lt;"|"&gt;"|"("|")"|"{"|"}" { return yytext[0];} </text:p>
      <text:p text:style-name="P2"/>
      <text:p text:style-name="P2">{nline} {++lineno;} </text:p>
      <text:p text:style-name="P2">{blank} {} </text:p>
      <text:p text:style-name="P2">%%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NPUT</text:p>
      <text:p text:style-name="P2"/>
      <text:p text:style-name="P2">int main() { </text:p>
      <text:p text:style-name="P2">char ab=h,cd; </text:p>
      <text:p text:style-name="P2">int a </text:p>
      <text:p text:style-name="P2">int hi; </text:p>
      <text:p text:style-name="P2">int b=asd; </text:p>
      <text:p text:style-name="P2">a=ab + cd; </text:p>
      <text:p text:style-name="P2">a = 1 </text:p>
      <text:p text:style-name="P2">if(a &lt; b){ </text:p>
      <text:p text:style-name="P2"/>
      <text:p text:style-name="P2">if(a{ </text:p>
      <text:p text:style-name="P2">if{ </text:p>
      <text:p text:style-name="P2"/>
      <text:p text:style-name="P2">}else{ </text:p>
      <text:p text:style-name="P2"/>
      <text:p text:style-name="P2"/>
      <text:p text:style-name="P2">} </text:p>
      <text:p text:style-name="P2"/>
      <text:p text:style-name="P2">while(a&lt;b){ </text:p>
      <text:p text:style-name="P2"/>
      <text:p text:style-name="P2"/>
      <text:p text:style-name="P2">} </text:p>
      <text:p text:style-name="P2">} </text:p>
      <text:p text:style-name="P2"/>
      <text:p text:style-name="P2">} </text:p>
      <text:p text:style-name="P2"/>
      <text:p text:style-name="P2">for(b = a;i &lt; f ;i ){ </text:p>
      <text:p text:style-name="P2">} </text:p>
      <text:p text:style-name="P2">} </text:p>
      <text:p text:style-name="P2"/>
      <text:p text:style-name="P2">OUTPUT</text:p>
      <text:p text:style-name="P2"/>
      <text:p text:style-name="P2">Error at Line:4 - Declaration Missing Semicolon </text:p>
      <text:p text:style-name="P2">Error at Line:8 -Assingment Missing Semicolon </text:p>
      <text:p text:style-name="P2">Error at line:10 -Missing ) Bracket </text:p>
      <text:p text:style-name="P2">Error at Line:10 - Missing } Bracket </text:p>
      <text:p text:style-name="P2">Error at line:10 </text:p>
      <text:p text:style-name="P2">Error at line:11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05bc9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4pt" fo:font-weight="bold" officeooo:paragraph-rsid="00005bc9" style:font-size-asian="14pt" style:font-weight-asian="bold" style:font-name-complex="Courier New1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005bc9" style:font-size-asian="14pt" style:font-weight-asian="bold"/>
    </style:style>
    <style:style style:name="MT3" style:family="text">
      <style:text-properties style:font-name="Liberation Serif" fo:font-size="14pt" fo:font-weight="bold" style:font-size-asian="14pt" style:font-weight-asian="bold" style:font-name-complex="Courier Ne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D LAB </text:span><text:span text:style-name="MT2">3</text:span><text:span text:style-name="MT1"> </text:span><text:span text:style-name="MT3">Implementation of Syntax Checker for subset </text:span></text:p>
        <text:p text:style-name="MP2">of C language using LEX and YAC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07:33.301480942</meta:creation-date>
    <dc:date>2014-09-25T17:11:49.045482557</dc:date>
    <meta:editing-duration>P0D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4" meta:paragraph-count="140" meta:word-count="430" meta:character-count="3272" meta:non-whitespace-character-count="2663"/>
  </office:meta>
</office:document-meta>
</file>